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2cm" svg:height="8.658cm" svg:x="0.008cm" svg:y="0.8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2:46:51.697472858</dc:date>
    <meta:editing-duration>PT3M15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3cm" svg:height="8.659cm" xlink:href="." xlink:type="simple" chart:class="chart:scatter" chart:style-name="ch1">
        <chart:plot-area chart:style-name="ch2" chart:data-source-has-labels="both" svg:x="0.307cm" svg:y="0.173cm" svg:width="14.779cm" svg:height="8.313cm">
          <chart:coordinate-region svg:x="0.849cm" svg:y="0.372cm" svg:width="14.143cm" svg:height="7.91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73624910536936">
                <text:p>-0.73624910536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6957615897682E-015">
                <text:p>-1.4695761589768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